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9. Native Applications (Yerel Uygulamalar)</text:span></text:h>
      <text:p text:style-name="Text_20_body">Yerel uygulamalar, kaynak sahibinin cihazına yüklenen ve orada çalışan istemcilerdir. Örnek olarak masaüstü uygulamaları ve yerel mobil uygulamalar gösterilebilir. Bu tür uygulamalar, güvenlik, platform yetenekleri ve kullanıcı deneyimi ile ilgili özel dikkat gerektirir. Bölüm, yerel uygulamalar için yetkilendirme uç noktasıyla etkileşim kurma yöntemlerini ve bu süreçte dikkate alınması gereken önemli noktaları ele almaktadır.</text:p>
      <text:p text:style-name="Horizontal_20_Line"/>
      <text:h text:style-name="Heading_20_3" text:outline-level="3"><text:span text:style-name="Strong_20_Emphasis">Yetkilendirme Uç Noktası ve Kullanıcı-Aracı Etkileşimi</text:span></text:h>
      <text:p text:style-name="Text_20_body">Yerel uygulamalar, kaynak sahibinin kullanıcı-aracısıyla (user-agent, genellikle bir tarayıcı) etkileşim kurarak yetkilendirme uç noktasına erişir. Bu süreç iki ana yöntemle gerçekleşebilir:</text:p>
      <text:list text:style-name="L1">
        <text:list-item>
          <text:p text:style-name="P1"><text:span text:style-name="Strong_20_Emphasis">Dış Kullanıcı-Aracısı (External User-Agent):</text:span></text:p>
          <text:list>
            <text:list-item>
              <text:p text:style-name="P2">Yerel uygulama, dış bir tarayıcı veya kullanıcı-aracısı kullanır. Bu yöntem, yetkilendirme sunucusunun yanıtını yakalamak için aşağıdaki tekniklerden birini kullanabilir:</text:p>
              <text:list>
                <text:list-item>
                  <text:p text:style-name="P2">İşletim sisteminde kayıtlı bir URI şeması kullanarak istemciyi tetiklemek.</text:p>
                </text:list-item>
                <text:list-item>
                  <text:p text:style-name="P2">Kullanıcıdan kimlik bilgilerini kopyalayıp yapıştırmasını istemek.</text:p>
                </text:list-item>
                <text:list-item>
                  <text:p text:style-name="P2">Yerel bir web sunucusu çalıştırmak.</text:p>
                </text:list-item>
                <text:list-item>
                  <text:p text:style-name="P2">Kullanıcı-aracısı uzantısı yüklemek.</text:p>
                </text:list-item>
                <text:list-item>
                  <text:p text:style-name="P2">Sunucunun kontrol ettiği bir yeniden yönlendirme URI’sı sağlayarak yanıtı yerel uygulamaya iletmek.</text:p>
                </text:list-item>
              </text:list>
            </text:list-item>
          </text:list>
        </text:list-item>
        <text:list-item>
          <text:p text:style-name="P1"><text:span text:style-name="Strong_20_Emphasis">Gömülü Kullanıcı-Aracısı (Embedded User-Agent):</text:span></text:p>
          <text:list>
            <text:list-item>
              <text:p text:style-name="P2">Yerel uygulama, gömülü bir kullanıcı-aracısı ile doğrudan iletişim kurar ve şu yöntemlerle yanıtı alır:</text:p>
              <text:list>
                <text:list-item>
                  <text:p text:style-name="P2">Kaynak yükleme sırasında yayılan durum değişikliklerini izlemek.</text:p>
                </text:list-item>
                <text:list-item>
                  <text:p text:style-name="P1">Kullanıcı-aracısının çerez depolamasına erişmek.</text:p>
                </text:list-item>
              </text:list>
            </text:list-item>
          </text:list>
        </text:list-item>
      </text:list>
      <text:p text:style-name="Horizontal_20_Line"/>
      <text:h text:style-name="Heading_20_3" text:outline-level="3"><text:span text:style-name="Strong_20_Emphasis">Dış ve Gömülü Kullanıcı-Aracılarının Karşılaştırılması</text:span></text:h>
      <text:p text:style-name="Text_20_body">Yerel uygulama geliştiricileri, dış ve gömülü kullanıcı-aracılarından birini seçerken şu noktaları dikkate almalıdır:</text:p>
      <text:h text:style-name="Heading_20_4" text:outline-level="4"><text:span text:style-name="Strong_20_Emphasis">Dış Kullanıcı-Aracısı Avantajları:</text:span></text:h>
      <text:list text:style-name="L2">
        <text:list-item>
          <text:p text:style-name="P4"><text:span text:style-name="Strong_20_Emphasis">Tamamlanma Oranı Artışı:</text:span></text:p>
          <text:list>
            <text:list-item>
              <text:p text:style-name="P4">Kullanıcı, yetkilendirme sunucusunda zaten aktif bir oturuma sahipse, yeniden kimlik doğrulama gerekliliği ortadan kalkar.</text:p>
            </text:list-item>
          </text:list>
        </text:list-item>
        <text:list-item>
          <text:p text:style-name="P4"><text:span text:style-name="Strong_20_Emphasis">Kullanıcı Deneyimi:</text:span></text:p>
          <text:list>
            <text:list-item>
              <text:p text:style-name="P4">Kullanıcının alışkın olduğu bir arayüz sunar.</text:p>
            </text:list-item>
          </text:list>
        </text:list-item>
        <text:list-item>
          <text:p text:style-name="P4"><text:span text:style-name="Strong_20_Emphasis">Ekstra Güvenlik Özellikleri:</text:span></text:p>
          <text:list>
            <text:list-item>
              <text:p text:style-name="P3">Şifre yöneticileri veya iki faktörlü cihaz okuyucuları gibi özellikler kullanıcıya yardımcı olabilir.</text:p>
            </text:list-item>
          </text:list>
        </text:list-item>
      </text:list>
      <text:h text:style-name="Heading_20_4" text:outline-level="4"><text:soft-page-break/><text:span text:style-name="Strong_20_Emphasis">Gömülü Kullanıcı-Aracısı Avantajları ve Dezavantajları:</text:span></text:h>
      <text:list text:style-name="L3">
        <text:list-item>
          <text:p text:style-name="P6"><text:span text:style-name="Strong_20_Emphasis">Kullanılabilirlik:</text:span></text:p>
          <text:list>
            <text:list-item>
              <text:p text:style-name="P6">Uygulama, bağlam değişikliği olmadan çalışabilir ve yeni pencereler açılması gerekmez.</text:p>
            </text:list-item>
          </text:list>
        </text:list-item>
        <text:list-item>
          <text:p text:style-name="P6"><text:span text:style-name="Strong_20_Emphasis">Güvenlik Sorunları:</text:span></text:p>
          <text:list>
            <text:list-item>
              <text:p text:style-name="P5">Kullanıcılar, kimlik doğrulama için kimliği belirsiz bir pencereye güvenmek zorunda kalır. Bu durum, kullanıcıların kimlik doğrulama taleplerine sorgusuz güvenmesini öğreterek phishing (oltalama) saldırılarını kolaylaştırır.</text:p>
            </text:list-item>
          </text:list>
        </text:list-item>
      </text:list>
      <text:p text:style-name="Horizontal_20_Line"/>
      <text:h text:style-name="Heading_20_3" text:outline-level="3"><text:span text:style-name="Strong_20_Emphasis">Yetkilendirme Akış Türleri</text:span></text:h>
      <text:p text:style-name="Text_20_body">Yerel uygulamalar, <text:span text:style-name="Strong_20_Emphasis">yetkilendirme kodu</text:span> veya <text:span text:style-name="Strong_20_Emphasis">örtük yetkilendirme</text:span> (implicit grant) akış türlerinden birini seçebilir. Hangi yöntemin kullanılacağına karar verirken şu noktalar göz önünde bulundurulmalıdır:</text:p>
      <text:list text:style-name="L4">
        <text:list-item>
          <text:p text:style-name="P7"><text:span text:style-name="Strong_20_Emphasis">Yetkilendirme Kodu Akışı:</text:span></text:p>
          <text:list>
            <text:list-item>
              <text:p text:style-name="P8">Yerel uygulamalar, <text:span text:style-name="Strong_20_Emphasis">istemci kimlik bilgilerini (client credentials)</text:span> kullanmadan yetkilendirme kodu akışını tercih etmelidir. Bunun nedeni, yerel uygulamaların istemci kimlik bilgilerini gizli tutamamasıdır.</text:p>
            </text:list-item>
          </text:list>
        </text:list-item>
        <text:list-item>
          <text:p text:style-name="P7"><text:span text:style-name="Strong_20_Emphasis">Örtük Yetkilendirme Akışı:</text:span></text:p>
          <text:list>
            <text:list-item>
              <text:p text:style-name="P7">Örtük akışta, yenileme belirteci (refresh token) döndürülmez. Bu nedenle, erişim belirteci (access token) süresi dolduğunda yetkilendirme işlemi yeniden yapılmalıdır.</text:p>
            </text:list-item>
          </text:list>
        </text:list-item>
      </text:list>
      <text:p text:style-name="Horizontal_20_Line"/>
      <text:h text:style-name="Heading_20_3" text:outline-level="3"><text:span text:style-name="Strong_20_Emphasis">Özet</text:span></text:h>
      <text:p text:style-name="Text_20_body">Bu bölüm, yerel uygulamaların OAuth protokolünü kullanarak yetkilendirme işlemlerini nasıl gerçekleştirdiğini açıklar. Geliştiricilerin güvenlik, kullanılabilirlik ve kullanıcı deneyimi arasında denge kurması gerekir. Dış kullanıcı-aracısı genellikle güvenlik ve kullanıcı memnuniyeti açısından daha avantajlıdır, ancak bazı durumlarda gömülü kullanıcı-aracısı kullanılabilir. Ayrıca, yetkilendirme kodu akışı daha güvenli ve esnek bir yöntem sunar, bu yüzden yerel uygulamalarda öncelikli olarak tercih edilmelidi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20:43:40.993807016</meta:creation-date>
    <dc:date>2025-01-26T20:44:24.527894674</dc:date>
    <meta:editing-duration>PT43S</meta:editing-duration>
    <meta:editing-cycles>1</meta:editing-cycles>
    <meta:document-statistic meta:table-count="0" meta:image-count="0" meta:object-count="0" meta:page-count="2" meta:paragraph-count="37" meta:word-count="431" meta:character-count="3647" meta:non-whitespace-character-count="3278"/>
    <meta:generator>LibreOffice/7.4.7.2$Linux_X86_64 LibreOffice_project/40$Build-2</meta:generator>
  </office:meta>
</office:document-meta>
</file>